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539" calcext:value-type="float">
            <text:p>2.53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.262" calcext:value-type="float">
            <text:p>2.26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138" calcext:value-type="float">
            <text:p>4.138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391.1" calcext:value-type="float">
            <text:p>391.1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397.7" calcext:value-type="float">
            <text:p>397.7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408.7" calcext:value-type="float">
            <text:p>408.7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419.5" calcext:value-type="float">
            <text:p>419.5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445.4" calcext:value-type="float">
            <text:p>445.4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459.7" calcext:value-type="float">
            <text:p>459.7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464.2" calcext:value-type="float">
            <text:p>464.2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486.3" calcext:value-type="float">
            <text:p>486.3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93.3" calcext:value-type="float">
            <text:p>493.3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1">
          <table:table-cell office:value-type="float" office:value="494.6" calcext:value-type="float">
            <text:p>494.6</text:p>
          </table:table-cell>
          <table:table-cell office:value-type="float" office:value="4.748" calcext:value-type="float">
            <text:p>4.748</text:p>
          </table:table-cell>
        </table:table-row>
      </table:table>
      <table:named-expressions/>
      <table:database-ranges>
        <table:database-range table:name="__Anonymous_Sheet_DB__0" table:target-range-address="Sheet1.A2:Sheet1.B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8:48:34.438115955</meta:creation-date>
    <dc:date>2023-03-22T18:56:27.450334702</dc:date>
    <meta:editing-duration>PT7M53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